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81.6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128427" calcext:value-type="float">
            <text:p>21,1284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34432" calcext:value-type="float">
            <text:p>21,344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01395" calcext:value-type="float">
            <text:p>19,4013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17506" calcext:value-type="float">
            <text:p>19,4175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089778" calcext:value-type="float">
            <text:p>19,0897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289948" calcext:value-type="float">
            <text:p>18,2899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537908" calcext:value-type="float">
            <text:p>18,5379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85025" calcext:value-type="float">
            <text:p>17,850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441898" calcext:value-type="float">
            <text:p>18,4418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689971" calcext:value-type="float">
            <text:p>18,6899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794339" calcext:value-type="float">
            <text:p>17,7943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730706" calcext:value-type="float">
            <text:p>16,7307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730857" calcext:value-type="float">
            <text:p>16,7308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571044" calcext:value-type="float">
            <text:p>16,5710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571044" calcext:value-type="float">
            <text:p>16,5710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71044" calcext:value-type="float">
            <text:p>16,5710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14725" calcext:value-type="float">
            <text:p>17,5147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418891" calcext:value-type="float">
            <text:p>17,4188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123229" calcext:value-type="float">
            <text:p>17,1232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756413" calcext:value-type="float">
            <text:p>14,7564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756413" calcext:value-type="float">
            <text:p>14,7564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756413" calcext:value-type="float">
            <text:p>14,7564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756413" calcext:value-type="float">
            <text:p>14,7564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748371" calcext:value-type="float">
            <text:p>14,7483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668226" calcext:value-type="float">
            <text:p>14,6682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668226" calcext:value-type="float">
            <text:p>14,6682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900191" calcext:value-type="float">
            <text:p>14,9001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636355" calcext:value-type="float">
            <text:p>14,6363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396542" calcext:value-type="float">
            <text:p>14,3965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396542" calcext:value-type="float">
            <text:p>14,3965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684589" calcext:value-type="float">
            <text:p>14,6845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756614" calcext:value-type="float">
            <text:p>14,7566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508848" calcext:value-type="float">
            <text:p>14,5088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508848" calcext:value-type="float">
            <text:p>14,5088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524939" calcext:value-type="float">
            <text:p>14,5249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524939" calcext:value-type="float">
            <text:p>14,5249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172712" calcext:value-type="float">
            <text:p>15,1727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068934" calcext:value-type="float">
            <text:p>15,0689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06104" calcext:value-type="float">
            <text:p>15,061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06104" calcext:value-type="float">
            <text:p>15,061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253047" calcext:value-type="float">
            <text:p>15,2530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253047" calcext:value-type="float">
            <text:p>15,2530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053122" calcext:value-type="float">
            <text:p>15,0531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60925" calcext:value-type="float">
            <text:p>15,2609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68964" calcext:value-type="float">
            <text:p>15,4689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908749" calcext:value-type="float">
            <text:p>15,9087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940879" calcext:value-type="float">
            <text:p>15,9408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140778" calcext:value-type="float">
            <text:p>16,1407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28908" calcext:value-type="float">
            <text:p>16,0289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212952" calcext:value-type="float">
            <text:p>16,2129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821179" calcext:value-type="float">
            <text:p>15,8211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869212" calcext:value-type="float">
            <text:p>15,8692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829305" calcext:value-type="float">
            <text:p>15,8293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829305" calcext:value-type="float">
            <text:p>15,8293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01316" calcext:value-type="float">
            <text:p>16,013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21395" calcext:value-type="float">
            <text:p>15,821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821395" calcext:value-type="float">
            <text:p>15,821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213192" calcext:value-type="float">
            <text:p>16,2131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.213192" calcext:value-type="float">
            <text:p>16,2131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213192" calcext:value-type="float">
            <text:p>16,2131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397128" calcext:value-type="float">
            <text:p>16,3971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477289" calcext:value-type="float">
            <text:p>16,4772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.477289" calcext:value-type="float">
            <text:p>16,4772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597268" calcext:value-type="float">
            <text:p>16,5972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629406" calcext:value-type="float">
            <text:p>16,6294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270119" calcext:value-type="float">
            <text:p>16,2701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950123" calcext:value-type="float">
            <text:p>15,9501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934143" calcext:value-type="float">
            <text:p>15,9341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134304" calcext:value-type="float">
            <text:p>15,1343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006389" calcext:value-type="float">
            <text:p>15,0063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.006389" calcext:value-type="float">
            <text:p>15,0063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006389" calcext:value-type="float">
            <text:p>15,0063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91835" calcext:value-type="float">
            <text:p>14,918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91835" calcext:value-type="float">
            <text:p>14,918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886474" calcext:value-type="float">
            <text:p>14,8864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798818" calcext:value-type="float">
            <text:p>13,7988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702821" calcext:value-type="float">
            <text:p>13,7028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558773" calcext:value-type="float">
            <text:p>13,5587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230969" calcext:value-type="float">
            <text:p>13,2309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230969" calcext:value-type="float">
            <text:p>13,2309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230969" calcext:value-type="float">
            <text:p>13,2309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191329" calcext:value-type="float">
            <text:p>12,1913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191329" calcext:value-type="float">
            <text:p>12,1913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359339" calcext:value-type="float">
            <text:p>12,3593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359339" calcext:value-type="float">
            <text:p>12,3593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287396" calcext:value-type="float">
            <text:p>12,2873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287396" calcext:value-type="float">
            <text:p>12,2873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79538" calcext:value-type="float">
            <text:p>12,0795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079538" calcext:value-type="float">
            <text:p>12,0795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079538" calcext:value-type="float">
            <text:p>12,0795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079538" calcext:value-type="float">
            <text:p>12,0795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063459" calcext:value-type="float">
            <text:p>12,0634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903432" calcext:value-type="float">
            <text:p>11,9034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903432" calcext:value-type="float">
            <text:p>11,9034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911519" calcext:value-type="float">
            <text:p>11,9115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871589" calcext:value-type="float">
            <text:p>11,8715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991475" calcext:value-type="float">
            <text:p>11,9914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167499" calcext:value-type="float">
            <text:p>12,16749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015528" calcext:value-type="float">
            <text:p>12,0155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015528" calcext:value-type="float">
            <text:p>12,0155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927517" calcext:value-type="float">
            <text:p>11,927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927517" calcext:value-type="float">
            <text:p>11,927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927517" calcext:value-type="float">
            <text:p>11,927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927517" calcext:value-type="float">
            <text:p>11,927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927517" calcext:value-type="float">
            <text:p>11,927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719544" calcext:value-type="float">
            <text:p>11,7195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62365" calcext:value-type="float">
            <text:p>11,623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62365" calcext:value-type="float">
            <text:p>11,623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695485" calcext:value-type="float">
            <text:p>11,6954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535584" calcext:value-type="float">
            <text:p>11,5355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535584" calcext:value-type="float">
            <text:p>11,5355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535584" calcext:value-type="float">
            <text:p>11,5355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655538" calcext:value-type="float">
            <text:p>11,6555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655538" calcext:value-type="float">
            <text:p>11,6555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343582" calcext:value-type="float">
            <text:p>11,3435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343582" calcext:value-type="float">
            <text:p>11,3435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343582" calcext:value-type="float">
            <text:p>11,3435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343582" calcext:value-type="float">
            <text:p>11,3435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231558" calcext:value-type="float">
            <text:p>11,2315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31558" calcext:value-type="float">
            <text:p>11,2315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231558" calcext:value-type="float">
            <text:p>11,2315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311614" calcext:value-type="float">
            <text:p>11,3116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375511" calcext:value-type="float">
            <text:p>11,3755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319498" calcext:value-type="float">
            <text:p>11,3194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03542" calcext:value-type="float">
            <text:p>11,3035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351556" calcext:value-type="float">
            <text:p>11,3515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351556" calcext:value-type="float">
            <text:p>11,3515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351556" calcext:value-type="float">
            <text:p>11,3515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655533" calcext:value-type="float">
            <text:p>11,6555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655533" calcext:value-type="float">
            <text:p>11,6555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61563" calcext:value-type="float">
            <text:p>11,615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607571" calcext:value-type="float">
            <text:p>11,6075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623611" calcext:value-type="float">
            <text:p>11,6236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623611" calcext:value-type="float">
            <text:p>11,6236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511591" calcext:value-type="float">
            <text:p>11,5115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511591" calcext:value-type="float">
            <text:p>11,5115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511591" calcext:value-type="float">
            <text:p>11,5115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655631" calcext:value-type="float">
            <text:p>11,6556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559731" calcext:value-type="float">
            <text:p>11,559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519748" calcext:value-type="float">
            <text:p>11,519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487693" calcext:value-type="float">
            <text:p>11,4876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2557" calcext:value-type="float">
            <text:p>11,25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367738" calcext:value-type="float">
            <text:p>11,3677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447724" calcext:value-type="float">
            <text:p>11,4477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447724" calcext:value-type="float">
            <text:p>11,4477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19974" calcext:value-type="float">
            <text:p>11,199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983743" calcext:value-type="float">
            <text:p>10,9837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983743" calcext:value-type="float">
            <text:p>10,9837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983743" calcext:value-type="float">
            <text:p>10,9837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983743" calcext:value-type="float">
            <text:p>10,9837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983743" calcext:value-type="float">
            <text:p>10,9837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791743" calcext:value-type="float">
            <text:p>10,79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567751" calcext:value-type="float">
            <text:p>10,567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575679" calcext:value-type="float">
            <text:p>10,5756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311769" calcext:value-type="float">
            <text:p>10,3117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311769" calcext:value-type="float">
            <text:p>10,3117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447788" calcext:value-type="float">
            <text:p>10,447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351746" calcext:value-type="float">
            <text:p>10,3517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351746" calcext:value-type="float">
            <text:p>10,3517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351746" calcext:value-type="float">
            <text:p>10,3517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351746" calcext:value-type="float">
            <text:p>10,3517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351746" calcext:value-type="float">
            <text:p>10,3517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31963" calcext:value-type="float">
            <text:p>10,319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127632" calcext:value-type="float">
            <text:p>10,1276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127632" calcext:value-type="float">
            <text:p>10,1276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127632" calcext:value-type="float">
            <text:p>10,1276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039705" calcext:value-type="float">
            <text:p>10,0397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039705" calcext:value-type="float">
            <text:p>10,0397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039705" calcext:value-type="float">
            <text:p>10,0397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223726" calcext:value-type="float">
            <text:p>10,223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223726" calcext:value-type="float">
            <text:p>10,223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223726" calcext:value-type="float">
            <text:p>10,223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223726" calcext:value-type="float">
            <text:p>10,223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191805" calcext:value-type="float">
            <text:p>10,1918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983805" calcext:value-type="float">
            <text:p>9,9838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983805" calcext:value-type="float">
            <text:p>9,9838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983805" calcext:value-type="float">
            <text:p>9,9838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983805" calcext:value-type="float">
            <text:p>9,9838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983805" calcext:value-type="float">
            <text:p>9,9838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943752" calcext:value-type="float">
            <text:p>9,9437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9197" calcext:value-type="float">
            <text:p>9,9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9197" calcext:value-type="float">
            <text:p>9,9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9197" calcext:value-type="float">
            <text:p>9,9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9197" calcext:value-type="float">
            <text:p>9,9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991469" calcext:value-type="float">
            <text:p>9,991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991469" calcext:value-type="float">
            <text:p>9,991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119631" calcext:value-type="float">
            <text:p>10,1196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903695" calcext:value-type="float">
            <text:p>9,9036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663713" calcext:value-type="float">
            <text:p>9,663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663713" calcext:value-type="float">
            <text:p>9,663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663713" calcext:value-type="float">
            <text:p>9,663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663713" calcext:value-type="float">
            <text:p>9,6637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415728" calcext:value-type="float">
            <text:p>9,4157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415728" calcext:value-type="float">
            <text:p>9,4157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19172" calcext:value-type="float">
            <text:p>9,191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567674" calcext:value-type="float">
            <text:p>9,5676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76767" calcext:value-type="float">
            <text:p>9,767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887702" calcext:value-type="float">
            <text:p>9,8877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703688" calcext:value-type="float">
            <text:p>9,7036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567648" calcext:value-type="float">
            <text:p>9,5676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567648" calcext:value-type="float">
            <text:p>9,5676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567648" calcext:value-type="float">
            <text:p>9,5676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567648" calcext:value-type="float">
            <text:p>9,5676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567648" calcext:value-type="float">
            <text:p>9,5676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647669" calcext:value-type="float">
            <text:p>9,6476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647669" calcext:value-type="float">
            <text:p>9,6476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647669" calcext:value-type="float">
            <text:p>9,6476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647669" calcext:value-type="float">
            <text:p>9,6476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639687" calcext:value-type="float">
            <text:p>9,6396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639687" calcext:value-type="float">
            <text:p>9,6396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639687" calcext:value-type="float">
            <text:p>9,6396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807687" calcext:value-type="float">
            <text:p>9,8076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807687" calcext:value-type="float">
            <text:p>9,8076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807687" calcext:value-type="float">
            <text:p>9,8076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647672" calcext:value-type="float">
            <text:p>9,6476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783701" calcext:value-type="float">
            <text:p>9,7837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783701" calcext:value-type="float">
            <text:p>9,7837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831703" calcext:value-type="float">
            <text:p>9,831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831703" calcext:value-type="float">
            <text:p>9,831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767644" calcext:value-type="float">
            <text:p>9,7676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767644" calcext:value-type="float">
            <text:p>9,7676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743595" calcext:value-type="float">
            <text:p>9,7435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527594" calcext:value-type="float">
            <text:p>9,5275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287622" calcext:value-type="float">
            <text:p>9,2876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015766" calcext:value-type="float">
            <text:p>9,0157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015766" calcext:value-type="float">
            <text:p>9,0157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015766" calcext:value-type="float">
            <text:p>9,0157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015766" calcext:value-type="float">
            <text:p>9,0157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015756" calcext:value-type="float">
            <text:p>9,0157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959788" calcext:value-type="float">
            <text:p>8,9597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959788" calcext:value-type="float">
            <text:p>8,9597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959788" calcext:value-type="float">
            <text:p>8,9597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807762" calcext:value-type="float">
            <text:p>8,8077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791681" calcext:value-type="float">
            <text:p>8,7916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735705" calcext:value-type="float">
            <text:p>8,7357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735705" calcext:value-type="float">
            <text:p>8,7357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735775" calcext:value-type="float">
            <text:p>8,7357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703704" calcext:value-type="float">
            <text:p>8,7037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703704" calcext:value-type="float">
            <text:p>8,7037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511711" calcext:value-type="float">
            <text:p>8,511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511711" calcext:value-type="float">
            <text:p>8,511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511711" calcext:value-type="float">
            <text:p>8,511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51178" calcext:value-type="float">
            <text:p>8,511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543683" calcext:value-type="float">
            <text:p>8,5436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543683" calcext:value-type="float">
            <text:p>8,5436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543624" calcext:value-type="float">
            <text:p>8,543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519765" calcext:value-type="float">
            <text:p>8,5197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519765" calcext:value-type="float">
            <text:p>8,5197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503623" calcext:value-type="float">
            <text:p>8,503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503623" calcext:value-type="float">
            <text:p>8,503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487768" calcext:value-type="float">
            <text:p>8,4877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295736" calcext:value-type="float">
            <text:p>8,2957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295736" calcext:value-type="float">
            <text:p>8,2957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23182" calcext:value-type="float">
            <text:p>8,23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247759" calcext:value-type="float">
            <text:p>8,2477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247766" calcext:value-type="float">
            <text:p>8,247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175704" calcext:value-type="float">
            <text:p>8,17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167734" calcext:value-type="float">
            <text:p>8,1677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255775" calcext:value-type="float">
            <text:p>8,2557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159678" calcext:value-type="float">
            <text:p>8,1596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159678" calcext:value-type="float">
            <text:p>8,1596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159678" calcext:value-type="float">
            <text:p>8,1596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159678" calcext:value-type="float">
            <text:p>8,1596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159678" calcext:value-type="float">
            <text:p>8,1596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12774" calcext:value-type="float">
            <text:p>8,1277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079638" calcext:value-type="float">
            <text:p>8,079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823693" calcext:value-type="float">
            <text:p>7,8236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743614" calcext:value-type="float">
            <text:p>7,7436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671463" calcext:value-type="float">
            <text:p>7,6714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631568" calcext:value-type="float">
            <text:p>7,6315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623515" calcext:value-type="float">
            <text:p>7,6235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47538" calcext:value-type="float">
            <text:p>7,647538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7:16.85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7:22.658000000</dc:date>
    <meta:editing-duration>PT1M11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21.128427">
                <text:p>21.128427</text:p>
                <draw:g>
                  <svg:desc>'cameraslog_5.log'.B2:'cameraslog_5.log'.B1001</svg:desc>
                </draw:g>
              </table:table-cell>
              <table:table-cell office:value-type="float" office:value="23">
                <text:p>23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4432">
                <text:p>21.344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.401395">
                <text:p>19.401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17506">
                <text:p>19.4175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089778">
                <text:p>19.0897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289948">
                <text:p>18.2899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537908">
                <text:p>18.5379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85025">
                <text:p>17.85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441898">
                <text:p>18.4418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689971">
                <text:p>18.6899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794339">
                <text:p>17.7943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730706">
                <text:p>16.730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.730857">
                <text:p>16.7308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.571044">
                <text:p>16.5710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571044">
                <text:p>16.5710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571044">
                <text:p>16.5710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514725">
                <text:p>17.5147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418891">
                <text:p>17.4188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123229">
                <text:p>17.1232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56413">
                <text:p>14.756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756413">
                <text:p>14.756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756413">
                <text:p>14.756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756413">
                <text:p>14.756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748371">
                <text:p>14.7483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668226">
                <text:p>14.668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668226">
                <text:p>14.668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900191">
                <text:p>14.9001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636355">
                <text:p>14.6363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396542">
                <text:p>14.3965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396542">
                <text:p>14.3965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684589">
                <text:p>14.6845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756614">
                <text:p>14.7566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.508848">
                <text:p>14.508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.508848">
                <text:p>14.508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524939">
                <text:p>14.524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.524939">
                <text:p>14.524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172712">
                <text:p>15.1727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068934">
                <text:p>15.0689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06104">
                <text:p>15.06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06104">
                <text:p>15.06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253047">
                <text:p>15.2530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253047">
                <text:p>15.2530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053122">
                <text:p>15.053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260925">
                <text:p>15.2609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468964">
                <text:p>15.4689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908749">
                <text:p>15.9087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940879">
                <text:p>15.9408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140778">
                <text:p>16.1407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.028908">
                <text:p>16.0289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.212952">
                <text:p>16.2129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821179">
                <text:p>15.8211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869212">
                <text:p>15.869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829305">
                <text:p>15.8293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829305">
                <text:p>15.8293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.01316">
                <text:p>16.01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821395">
                <text:p>15.8213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821395">
                <text:p>15.8213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213192">
                <text:p>16.213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.213192">
                <text:p>16.213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.213192">
                <text:p>16.213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.397128">
                <text:p>16.3971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.477289">
                <text:p>16.4772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.477289">
                <text:p>16.4772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.597268">
                <text:p>16.5972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.629406">
                <text:p>16.629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.270119">
                <text:p>16.2701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950123">
                <text:p>15.9501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934143">
                <text:p>15.9341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5.134304">
                <text:p>15.134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.006389">
                <text:p>15.0063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.006389">
                <text:p>15.0063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5.006389">
                <text:p>15.0063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91835">
                <text:p>14.918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.91835">
                <text:p>14.918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886474">
                <text:p>14.886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798818">
                <text:p>13.7988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702821">
                <text:p>13.7028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558773">
                <text:p>13.5587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230969">
                <text:p>13.230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230969">
                <text:p>13.230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230969">
                <text:p>13.230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91329">
                <text:p>12.1913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191329">
                <text:p>12.1913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359339">
                <text:p>12.3593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359339">
                <text:p>12.3593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287396">
                <text:p>12.287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287396">
                <text:p>12.287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079538">
                <text:p>12.079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079538">
                <text:p>12.079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079538">
                <text:p>12.079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079538">
                <text:p>12.079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063459">
                <text:p>12.0634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903432">
                <text:p>11.90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903432">
                <text:p>11.90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911519">
                <text:p>11.9115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871589">
                <text:p>11.8715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991475">
                <text:p>11.9914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167499">
                <text:p>12.1674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.015528">
                <text:p>12.0155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.015528">
                <text:p>12.0155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927517">
                <text:p>11.927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927517">
                <text:p>11.927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927517">
                <text:p>11.927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927517">
                <text:p>11.927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927517">
                <text:p>11.9275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719544">
                <text:p>11.7195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62365">
                <text:p>11.623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62365">
                <text:p>11.623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695485">
                <text:p>11.6954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535584">
                <text:p>11.5355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535584">
                <text:p>11.5355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535584">
                <text:p>11.5355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655538">
                <text:p>11.655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655538">
                <text:p>11.655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343582">
                <text:p>11.343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343582">
                <text:p>11.343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343582">
                <text:p>11.343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343582">
                <text:p>11.343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231558">
                <text:p>11.231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231558">
                <text:p>11.231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231558">
                <text:p>11.231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311614">
                <text:p>11.311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375511">
                <text:p>11.3755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.319498">
                <text:p>11.3194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.303542">
                <text:p>11.303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351556">
                <text:p>11.3515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.351556">
                <text:p>11.3515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351556">
                <text:p>11.3515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655533">
                <text:p>11.6555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655533">
                <text:p>11.6555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61563">
                <text:p>11.615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607571">
                <text:p>11.607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623611">
                <text:p>11.6236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623611">
                <text:p>11.6236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.511591">
                <text:p>11.511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.511591">
                <text:p>11.511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511591">
                <text:p>11.511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655631">
                <text:p>11.6556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.559731">
                <text:p>11.5597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.519748">
                <text:p>11.5197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.487693">
                <text:p>11.4876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.2557">
                <text:p>11.2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367738">
                <text:p>11.3677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447724">
                <text:p>11.4477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447724">
                <text:p>11.4477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.19974">
                <text:p>11.199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983743">
                <text:p>10.983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983743">
                <text:p>10.983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983743">
                <text:p>10.983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983743">
                <text:p>10.983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983743">
                <text:p>10.983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791743">
                <text:p>10.79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567751">
                <text:p>10.567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575679">
                <text:p>10.5756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311769">
                <text:p>10.3117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.311769">
                <text:p>10.3117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.447788">
                <text:p>10.447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.351746">
                <text:p>10.3517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.351746">
                <text:p>10.3517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.351746">
                <text:p>10.3517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.351746">
                <text:p>10.3517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.351746">
                <text:p>10.3517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.31963">
                <text:p>10.319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.127632">
                <text:p>10.1276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.127632">
                <text:p>10.1276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.127632">
                <text:p>10.1276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.039705">
                <text:p>10.0397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.039705">
                <text:p>10.0397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.039705">
                <text:p>10.0397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.223726">
                <text:p>10.223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.223726">
                <text:p>10.223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223726">
                <text:p>10.223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223726">
                <text:p>10.223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.191805">
                <text:p>10.1918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983805">
                <text:p>9.9838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983805">
                <text:p>9.9838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983805">
                <text:p>9.9838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983805">
                <text:p>9.9838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983805">
                <text:p>9.9838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943752">
                <text:p>9.9437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9197">
                <text:p>9.9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9197">
                <text:p>9.9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9197">
                <text:p>9.9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9197">
                <text:p>9.9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991469">
                <text:p>9.9914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991469">
                <text:p>9.9914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119631">
                <text:p>10.1196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903695">
                <text:p>9.9036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663713">
                <text:p>9.663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663713">
                <text:p>9.663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663713">
                <text:p>9.663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663713">
                <text:p>9.663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415728">
                <text:p>9.415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415728">
                <text:p>9.415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19172">
                <text:p>9.19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567674">
                <text:p>9.5676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76767">
                <text:p>9.767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887702">
                <text:p>9.8877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703688">
                <text:p>9.7036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567648">
                <text:p>9.567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567648">
                <text:p>9.567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567648">
                <text:p>9.567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567648">
                <text:p>9.567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567648">
                <text:p>9.5676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647669">
                <text:p>9.6476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647669">
                <text:p>9.6476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647669">
                <text:p>9.6476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647669">
                <text:p>9.6476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639687">
                <text:p>9.6396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639687">
                <text:p>9.6396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639687">
                <text:p>9.6396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807687">
                <text:p>9.8076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807687">
                <text:p>9.8076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807687">
                <text:p>9.8076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647672">
                <text:p>9.6476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783701">
                <text:p>9.7837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783701">
                <text:p>9.7837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831703">
                <text:p>9.8317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831703">
                <text:p>9.8317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767644">
                <text:p>9.7676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767644">
                <text:p>9.7676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743595">
                <text:p>9.7435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527594">
                <text:p>9.5275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287622">
                <text:p>9.2876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015766">
                <text:p>9.015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015766">
                <text:p>9.015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015766">
                <text:p>9.015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015766">
                <text:p>9.015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015756">
                <text:p>9.0157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959788">
                <text:p>8.9597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959788">
                <text:p>8.9597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959788">
                <text:p>8.9597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807762">
                <text:p>8.8077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791681">
                <text:p>8.79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735705">
                <text:p>8.7357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735705">
                <text:p>8.7357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735775">
                <text:p>8.7357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703704">
                <text:p>8.7037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703704">
                <text:p>8.7037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511711">
                <text:p>8.511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511711">
                <text:p>8.511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511711">
                <text:p>8.511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51178">
                <text:p>8.51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543683">
                <text:p>8.5436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543683">
                <text:p>8.5436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543624">
                <text:p>8.5436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519765">
                <text:p>8.5197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519765">
                <text:p>8.5197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503623">
                <text:p>8.503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503623">
                <text:p>8.503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487768">
                <text:p>8.487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295736">
                <text:p>8.2957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295736">
                <text:p>8.2957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23182">
                <text:p>8.231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247759">
                <text:p>8.2477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247766">
                <text:p>8.2477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175704">
                <text:p>8.175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167734">
                <text:p>8.167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255775">
                <text:p>8.2557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159678">
                <text:p>8.1596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159678">
                <text:p>8.1596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159678">
                <text:p>8.1596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159678">
                <text:p>8.1596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159678">
                <text:p>8.1596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12774">
                <text:p>8.12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079638">
                <text:p>8.0796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823693">
                <text:p>7.8236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743614">
                <text:p>7.7436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671463">
                <text:p>7.67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631568">
                <text:p>7.6315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623515">
                <text:p>7.6235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47538">
                <text:p>7.647538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